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BlinkMacSystemFont" svg:font-family="BlinkMacSystemFont, apple-system, 'Segoe UI', Roboto, Oxygen, Ubuntu, Cantarell, 'Fira Sans', 'Droid Sans', 'Helvetica Neue', sans-serif"/>
    <style:font-face style:name="Merriweather" svg:font-family="Merriweather, Georgia, Cambria, 'Times New Roman', Times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2pt" officeooo:rsid="000f2368" officeooo:paragraph-rsid="000f2368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officeooo:paragraph-rsid="000f2368"/>
    </style:style>
    <style:style style:name="P3" style:family="paragraph" style:parent-style-name="Preformatted_20_Text">
      <style:paragraph-properties fo:text-align="start" style:justify-single-word="false"/>
      <style:text-properties officeooo:paragraph-rsid="0015a216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2pt" officeooo:rsid="000f2368" style:font-size-asian="12pt" style:font-size-complex="12pt"/>
    </style:style>
    <style:style style:name="T3" style:family="text">
      <style:text-properties style:font-name="Times New Roman" fo:font-size="12pt" officeooo:rsid="000ffb38" style:font-size-asian="12pt" style:font-size-complex="12pt"/>
    </style:style>
    <style:style style:name="T4" style:family="text">
      <style:text-properties style:font-name="Times New Roman" fo:font-size="12pt" officeooo:rsid="00148071" style:font-size-asian="12pt" style:font-size-complex="12pt"/>
    </style:style>
    <style:style style:name="T5" style:family="text">
      <style:text-properties style:font-name="Times New Roman" fo:font-size="12pt" officeooo:rsid="0015a216" style:font-size-asian="12pt" style:font-size-complex="12pt"/>
    </style:style>
    <style:style style:name="T6" style:family="text">
      <style:text-properties style:font-name="Times New Roman" fo:font-size="12pt" fo:language="en" fo:country="US" officeooo:rsid="000ffb38" style:font-size-asian="12pt" style:font-size-complex="12pt"/>
    </style:style>
    <style:style style:name="T7" style:family="text">
      <style:text-properties style:font-name="Times New Roman" fo:font-size="12pt" fo:language="en" fo:country="US" officeooo:rsid="0015a216" style:font-size-asian="12pt" style:font-size-complex="12pt"/>
    </style:style>
    <style:style style:name="T8" style:family="text">
      <style:text-properties style:font-name="Times New Roman" fo:font-size="12pt" fo:language="en" fo:country="US" officeooo:rsid="00183d42" style:font-size-asian="12pt" style:font-size-complex="12pt"/>
    </style:style>
    <style:style style:name="T9" style:family="text">
      <style:text-properties style:font-name="Times New Roman" fo:font-size="12pt" fo:language="en" fo:country="US" officeooo:rsid="001fc6ad" style:font-size-asian="12pt" style:font-size-complex="12pt"/>
    </style:style>
    <style:style style:name="T10" style:family="text">
      <style:text-properties style:font-name="Times New Roman" fo:font-size="12pt" fo:language="en" fo:country="US" officeooo:rsid="00214cfb" style:font-size-asian="12pt" style:font-size-complex="12pt"/>
    </style:style>
    <style:style style:name="T11" style:family="text">
      <style:text-properties style:font-name="Times New Roman" fo:font-size="12pt" fo:language="en" fo:country="US" officeooo:rsid="002370b8" style:font-size-asian="12pt" style:font-size-complex="12pt"/>
    </style:style>
    <style:style style:name="T12" style:family="text">
      <style:text-properties style:font-name="Times New Roman" fo:font-size="12pt" fo:language="en" fo:country="US" officeooo:rsid="00274993" style:font-size-asian="12pt" style:font-size-complex="12pt"/>
    </style:style>
    <style:style style:name="T13" style:family="text">
      <style:text-properties style:font-name="Times New Roman" fo:font-size="12pt" officeooo:rsid="000ffb38" style:font-name-asian="NSimSun1" style:font-size-asian="12pt" style:font-name-complex="Liberation Mono" style:font-size-complex="12pt"/>
    </style:style>
    <style:style style:name="T14" style:family="text">
      <style:text-properties style:font-name="Times New Roman" fo:font-size="12pt" officeooo:rsid="001322bf" style:font-name-asian="NSimSun1" style:font-size-asian="12pt" style:font-name-complex="Liberation Mono" style:font-size-complex="12pt"/>
    </style:style>
    <style:style style:name="T15" style:family="text">
      <style:text-properties style:font-name="Times New Roman" fo:font-size="12pt" fo:language="ru" fo:country="RU" officeooo:rsid="0015a216" style:font-size-asian="12pt" style:font-size-complex="12pt"/>
    </style:style>
    <style:style style:name="T16" style:family="text">
      <style:text-properties style:font-name="Times New Roman" fo:font-size="12pt" fo:language="ru" fo:country="RU" officeooo:rsid="0015a293" style:font-size-asian="12pt" style:font-size-complex="12pt"/>
    </style:style>
    <style:style style:name="T17" style:family="text">
      <style:text-properties style:font-name="Times New Roman" fo:font-size="12pt" fo:language="ru" fo:country="RU" officeooo:rsid="0016f5cc" style:font-size-asian="12pt" style:font-size-complex="12pt"/>
    </style:style>
    <style:style style:name="T18" style:family="text">
      <style:text-properties style:font-name="Times New Roman" fo:font-size="12pt" fo:language="ru" fo:country="RU" officeooo:rsid="0016f899" style:font-size-asian="12pt" style:font-size-complex="12pt"/>
    </style:style>
    <style:style style:name="T19" style:family="text">
      <style:text-properties style:font-name="Times New Roman" fo:font-size="12pt" fo:language="ru" fo:country="RU" officeooo:rsid="0017acff" style:font-size-asian="12pt" style:font-size-complex="12pt"/>
    </style:style>
    <style:style style:name="T20" style:family="text">
      <style:text-properties style:font-name="Times New Roman" fo:font-size="12pt" fo:language="ru" fo:country="RU" officeooo:rsid="00183d42" style:font-size-asian="12pt" style:font-size-complex="12pt"/>
    </style:style>
    <style:style style:name="T21" style:family="text">
      <style:text-properties style:font-name="Times New Roman" fo:font-size="12pt" fo:language="ru" fo:country="RU" officeooo:rsid="001a568d" style:font-size-asian="12pt" style:font-size-complex="12pt"/>
    </style:style>
    <style:style style:name="T22" style:family="text">
      <style:text-properties style:font-name="Times New Roman" fo:font-size="12pt" fo:language="ru" fo:country="RU" officeooo:rsid="001cacbc" style:font-size-asian="12pt" style:font-size-complex="12pt"/>
    </style:style>
    <style:style style:name="T23" style:family="text">
      <style:text-properties style:font-name="Times New Roman" fo:font-size="12pt" fo:language="ru" fo:country="RU" officeooo:rsid="001db9aa" style:font-size-asian="12pt" style:font-size-complex="12pt"/>
    </style:style>
    <style:style style:name="T24" style:family="text">
      <style:text-properties style:font-name="Times New Roman" fo:font-size="12pt" fo:language="ru" fo:country="RU" officeooo:rsid="001fc6ad" style:font-size-asian="12pt" style:font-size-complex="12pt"/>
    </style:style>
    <style:style style:name="T25" style:family="text">
      <style:text-properties style:font-name="Times New Roman" fo:font-size="12pt" fo:language="ru" fo:country="RU" officeooo:rsid="00214cfb" style:font-size-asian="12pt" style:font-size-complex="12pt"/>
    </style:style>
    <style:style style:name="T26" style:family="text">
      <style:text-properties style:font-name="Times New Roman" fo:font-size="12pt" fo:language="ru" fo:country="RU" officeooo:rsid="00219467" style:font-size-asian="12pt" style:font-size-complex="12pt"/>
    </style:style>
    <style:style style:name="T27" style:family="text">
      <style:text-properties style:font-name="Times New Roman" fo:font-size="12pt" fo:language="ru" fo:country="RU" officeooo:rsid="002370b8" style:font-size-asian="12pt" style:font-size-complex="12pt"/>
    </style:style>
    <style:style style:name="T28" style:family="text">
      <style:text-properties style:font-name="Times New Roman" fo:font-size="12pt" fo:language="ru" fo:country="RU" officeooo:rsid="0025405e" style:font-size-asian="12pt" style:font-size-complex="12pt"/>
    </style:style>
    <style:style style:name="T29" style:family="text">
      <style:text-properties style:font-name="Times New Roman" fo:font-size="12pt" fo:language="ru" fo:country="RU" officeooo:rsid="0025a5a5" style:font-size-asian="12pt" style:font-size-complex="12pt"/>
    </style:style>
    <style:style style:name="T30" style:family="text">
      <style:text-properties style:font-name="Times New Roman" fo:font-size="12pt" fo:language="ru" fo:country="RU" officeooo:rsid="00260205" style:font-size-asian="12pt" style:font-size-complex="12pt"/>
    </style:style>
    <style:style style:name="T31" style:family="text">
      <style:text-properties style:font-name="Times New Roman" fo:font-size="12pt" fo:language="ru" fo:country="RU" officeooo:rsid="00274993" style:font-size-asian="12pt" style:font-size-complex="12pt"/>
    </style:style>
    <style:style style:name="T32" style:family="text">
      <style:text-properties style:font-name="Times New Roman" fo:font-size="12pt" fo:language="ru" fo:country="RU" officeooo:rsid="0025405e" style:font-name-asian="NSimSun1" style:font-size-asian="12pt" style:font-name-complex="Liberation Mono" style:font-size-complex="12pt"/>
    </style:style>
    <style:style style:name="T33" style:family="text">
      <style:text-properties fo:font-variant="normal" fo:text-transform="none" fo:color="#212121" style:font-name="Times New Roman" fo:font-size="12pt" fo:letter-spacing="normal" fo:language="ru" fo:country="RU" fo:font-style="normal" fo:font-weight="normal" officeooo:rsid="0015a216" style:font-size-asian="12pt" style:font-size-complex="12pt"/>
    </style:style>
    <style:style style:name="T34" style:family="text">
      <style:text-properties fo:font-variant="normal" fo:text-transform="none" fo:color="#212121" style:font-name="Times New Roman" fo:font-size="12pt" fo:letter-spacing="normal" fo:language="en" fo:country="US" fo:font-style="normal" fo:font-weight="normal" officeooo:rsid="0015a216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зор литературы по теме «<text:span text:style-name="T1">Brain connectivity</text:span>»</text:p>
      <text:p text:style-name="P1"/>
      <text:p text:style-name="P2"><text:span text:style-name="T2"><text:tab/>Изучая литературу и статьи на тему «</text:span><text:span text:style-name="T6">Brain connectivity</text:span><text:span text:style-name="T2">» </text:span><text:span text:style-name="T3">я пришёл к выводу, что разные авторы подразумевают под этим словосочетанием совершенно различные понятия. Причём непонятно, что именно считать «оригинальным» значением. </text:span><text:span text:style-name="T13">Н</text:span><text:span text:style-name="T14">е претендуя на точность переведём словосочетание</text:span><text:span text:style-name="T13"> </text:span><text:span text:style-name="T14">н</text:span><text:span text:style-name="T3">а русский как «связность мозга» или «мозговые связи», но даже </text:span><text:span text:style-name="T4">на родном языке никаких явных образов в голове это не вызывает. Поэтому мне было необходимо было найти, в каких значениях используется это термин.</text:span></text:p>
      <text:p text:style-name="P3"><text:span text:style-name="T4"><text:tab/></text:span><text:span text:style-name="T5">К примеру </text:span><text:span text:style-name="T7">Emily L Parks </text:span><text:span text:style-name="T15">и </text:span><text:span text:style-name="T7">David J Madden </text:span><text:span text:style-name="T15">в работе «</text:span><text:span text:style-name="T34">Brain</text:span><text:span text:style-name="T33"> </text:span><text:span text:style-name="T34">connectivity</text:span><text:span text:style-name="T33"> </text:span><text:span text:style-name="T34">and</text:span><text:span text:style-name="T33"> </text:span><text:span text:style-name="T34">visual</text:span><text:span text:style-name="T33"> </text:span><text:span text:style-name="T34">attention</text:span><text:span text:style-name="T15">» </text:span><text:span text:style-name="T16">изучают активность мозга в разных состояниях. </text:span><text:span text:style-name="T17">Измеряя его активность у людей, занятых различными делами, требующими концентрации, или наоборот расслабленных. </text:span><text:span text:style-name="T22">Учитывался необходимый уровень визуального внимания </text:span><text:span text:style-name="T23">для того или иного задания</text:span><text:span text:style-name="T22">.</text:span><text:span text:style-name="T17"> Всматриваясь в </text:span><text:span text:style-name="T22">полученные</text:span><text:span text:style-name="T17"> снимки, они смогли выявить области, занятые у разных людей во время одинаковых занятий. </text:span><text:span text:style-name="T18">А так же отметили различия работы здорового и больного </text:span><text:span text:style-name="T19">мозга</text:span><text:span text:style-name="T18">. </text:span><text:span text:style-name="T20">Здесь под </text:span><text:span text:style-name="T8">connectivity </text:span><text:span text:style-name="T20">подразумевается связь </text:span><text:span text:style-name="T21">внутри мозга, определённые части органа, взаимосвязанные и предназначенные для конкретного вида работы.</text:span></text:p>
      <text:p text:style-name="P3"><text:span text:style-name="T21"><text:tab/></text:span><text:span text:style-name="T24">Стоит сказать, что рука об руку с понятием </text:span><text:span text:style-name="T9">brain connectivity </text:span><text:span text:style-name="T24">идёт понятие </text:span><text:span text:style-name="T9">brain parcellation. </text:span><text:span text:style-name="T24">Казалось бы, что это должны быть противоположные по значению вещи </text:span><text:span text:style-name="T27">(</text:span><text:span text:style-name="T11">connectivity – </text:span><text:span text:style-name="T27">связь, </text:span><text:span text:style-name="T11">parcellation – </text:span><text:span text:style-name="T27">разбиение)</text:span><text:span text:style-name="T24">, но </text:span><text:span text:style-name="T28">н</text:span><text:span text:style-name="T32">а самом деле они взаимосвязаны</text:span><text:span text:style-name="T24">. </text:span><text:span text:style-name="T10">Connectivity </text:span><text:span text:style-name="T25">означает </text:span><text:span text:style-name="T26">связь одних частей </text:span><text:span text:style-name="T27">чего-либо</text:span><text:span text:style-name="T26"> с другими, таким обра</text:span><text:span text:style-name="T27">зом наше что-либо разбивается на логические области. </text:span><text:span text:style-name="T29">Во многих статьях, которые я искал по ключевым словам, эти два </text:span><text:span text:style-name="T30">словосочетания</text:span><text:span text:style-name="T29"> часто встречались вместе.</text:span></text:p>
      <text:p text:style-name="P3"><text:span text:style-name="T29"><text:tab/></text:span><text:span text:style-name="T31">Так, в статье «</text:span><text:span text:style-name="T12">Multimodal Brain Parcellation Based on Functional and Anatomical Connectivity</text:span><text:span text:style-name="T31">» за авторством </text:span><text:span text:style-name="T12">Chendi Wang, Bernard Ng </text:span><text:span text:style-name="T31">и </text:span><text:span text:style-name="T12">Rafeef Gabri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BlinkMacSystemFont" svg:font-family="BlinkMacSystemFont, apple-system, 'Segoe UI', Roboto, Oxygen, Ubuntu, Cantarell, 'Fira Sans', 'Droid Sans', 'Helvetica Neue', sans-serif"/>
    <style:font-face style:name="Merriweather" svg:font-family="Merriweather, Georgia, Cambria, 'Times New Roman', Times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2-13T22:02:39.296000000</dc:date>
    <meta:editing-duration>PT1H7M57S</meta:editing-duration>
    <meta:editing-cycles>26</meta:editing-cycles>
    <meta:generator>LibreOffice/6.3.0.4$Windows_x86 LibreOffice_project/057fc023c990d676a43019934386b85b21a9ee99</meta:generator>
    <meta:document-statistic meta:table-count="0" meta:image-count="0" meta:object-count="0" meta:page-count="1" meta:paragraph-count="5" meta:word-count="248" meta:character-count="1808" meta:non-whitespace-character-count="1559"/>
  </office:meta>
</office:document-meta>
</file>